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ellipse draw:style-name="gr1" draw:text-style-name="P1" draw:layer="layout" svg:width="4cm" svg:height="1.5cm" svg:x="1.8cm" svg:y="7cm">
          <text:p text:style-name="P1"><text:span text:style-name="T1">ネットワーク</text:span><text:span text:style-name="T1">A</text:span></text:p>
        </draw:ellipse>
        <draw:ellipse draw:style-name="gr1" draw:text-style-name="P1" draw:layer="layout" svg:width="4cm" svg:height="1.5cm" svg:x="7.4cm" svg:y="7.5cm">
          <text:p text:style-name="P1"><text:span text:style-name="T1">ネットワーク</text:span><text:span text:style-name="T1">B</text:span></text:p>
        </draw:ellipse>
        <draw:ellipse draw:style-name="gr1" draw:text-style-name="P1" draw:layer="layout" svg:width="4cm" svg:height="1.5cm" svg:x="12.5cm" svg:y="7.1cm">
          <text:p text:style-name="P1"><text:span text:style-name="T1">ネットワーク</text:span><text:span text:style-name="T1">C</text:span></text:p>
        </draw:ellipse>
        <draw:rect draw:style-name="gr1" draw:text-style-name="P1" draw:layer="layout" svg:width="3.5cm" svg:height="1cm" svg:x="4.8cm" svg:y="4.7cm">
          <text:p text:style-name="P1"><text:span text:style-name="T1">中継役</text:span><text:span text:style-name="T1">1</text:span></text:p>
        </draw:rect>
        <draw:rect draw:style-name="gr1" draw:text-style-name="P1" draw:layer="layout" svg:width="3.5cm" svg:height="1cm" svg:x="10.6cm" svg:y="4.7cm">
          <text:p text:style-name="P1"><text:span text:style-name="T1">中継役</text:span><text:span text:style-name="T1">2</text:span></text:p>
        </draw:rect>
        <draw:custom-shape draw:style-name="gr2" draw:text-style-name="P1" draw:layer="layout" svg:width="4.5cm" svg:height="2cm" svg:x="6.3cm" svg:y="1.7cm">
          <text:p text:style-name="P2"><text:span text:style-name="T1">経路を知らない</text:span></text:p>
          <text:p text:style-name="P2"><text:span text:style-name="T1">ネットワークへは</text:span></text:p>
          <text:p text:style-name="P2"><text:span text:style-name="T1">中継役</text:span><text:span text:style-name="T1">2</text:span><text:span text:style-name="T1">に転送</text:span></text:p>
          <draw:enhanced-geometry svg:viewBox="0 0 21600 21600" draw:text-areas="800 800 20800 20800" draw:mirror-horizontal="false" draw:mirror-vertical="false" draw:type="round-rectangular-callout" draw:modifiers="5965.07442790491 29264.167916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5cm" svg:height="2.5cm" svg:x="12.3cm" svg:y="1.7cm">
          <text:p text:style-name="P3"><text:span text:style-name="T2">ネットワーク</text:span><text:span text:style-name="T2">A</text:span><text:span text:style-name="T2">へは</text:span></text:p>
          <text:p text:style-name="P3"><text:span text:style-name="T2">中継役</text:span><text:span text:style-name="T2">1</text:span><text:span text:style-name="T2">に転送</text:span></text:p>
          <text:p text:style-name="P3"><text:span text:style-name="T2">経路を知らない</text:span></text:p>
          <text:p text:style-name="P3"><text:span text:style-name="T2">ネットワークへは</text:span></text:p>
          <text:p text:style-name="P3"><text:span text:style-name="T2">中継役</text:span><text:span text:style-name="T2">3</text:span><text:span text:style-name="T2">に転送</text:span></text:p>
          <draw:enhanced-geometry svg:viewBox="0 0 21600 21600" draw:text-areas="800 800 20800 20800" draw:mirror-horizontal="false" draw:mirror-vertical="false" draw:type="round-rectangular-callout" draw:modifiers="5965.07442790491 23413.67453018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cm" svg:height="1.5cm" svg:x="4.8cm" svg:y="5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2cm" svg:x="7.3cm" svg:y="5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2cm" svg:x="10.5cm" svg:y="5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1.5cm" svg:x="12.8cm" svg:y="5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4" draw:layer="layout" svg:width="8.207cm" svg:height="1.739cm" svg:x="14.893cm" svg:y="9.261cm">
          <draw:text-box>
            <text:p><text:span text:style-name="T1">中継役は、経路を知らない</text:span></text:p>
            <text:p><text:span text:style-name="T1">ネットワークへの転送は</text:span></text:p>
            <text:p><text:span text:style-name="T1">どこに任せればいいかを知っている。</text:span></text:p>
          </draw:text-box>
        </draw:frame>
        <draw:rect draw:style-name="gr1" draw:text-style-name="P1" draw:layer="layout" svg:width="3.5cm" svg:height="1cm" svg:x="15.7cm" svg:y="4.7cm">
          <text:p text:style-name="P1"><text:span text:style-name="T1">中継役</text:span><text:span text:style-name="T1">3</text:span></text:p>
        </draw:rect>
        <draw:custom-shape draw:style-name="gr3" draw:text-style-name="P2" draw:layer="layout" svg:width="1cm" svg:height="1.5cm" svg:x="15.5cm" svg:y="5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" draw:text-style-name="P1" draw:layer="layout" svg:width="3.5cm" svg:height="1cm" svg:x="20.5cm" svg:y="4.7cm">
          <text:p text:style-name="P1"><text:span text:style-name="T1">中継役</text:span><text:span text:style-name="T1">n</text:span></text:p>
        </draw:rect>
        <draw:custom-shape draw:style-name="gr3" draw:text-style-name="P2" draw:layer="layout" svg:width="1cm" svg:height="1.5cm" svg:x="18.1cm" svg:y="5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layer="layout" svg:width="1.137cm" svg:height="0.886cm" svg:x="19.4cm" svg:y="4.59cm">
          <draw:text-box>
            <text:p>…</text:p>
          </draw:text-box>
        </draw:frame>
        <draw:custom-shape draw:style-name="gr2" draw:text-style-name="P1" draw:layer="layout" svg:width="4.5cm" svg:height="2cm" svg:x="21.8cm" svg:y="1.7cm">
          <text:p text:style-name="P2"><text:span text:style-name="T1">経路を知らない</text:span></text:p>
          <text:p text:style-name="P2"><text:span text:style-name="T1">ネットワークへは</text:span></text:p>
          <text:p text:style-name="P2"><text:span text:style-name="T1">中継役</text:span><text:span text:style-name="T1">n-1</text:span><text:span text:style-name="T1">に転送</text:span></text:p>
          <draw:enhanced-geometry svg:viewBox="0 0 21600 21600" draw:text-areas="800 800 20800 20800" draw:mirror-horizontal="false" draw:mirror-vertical="false" draw:type="round-rectangular-callout" draw:modifiers="5965.07442790491 29264.167916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cm" svg:height="1.5cm" svg:x="20.7cm" svg:y="5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1.5cm" svg:x="22.8cm" svg:y="5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ellipse draw:style-name="gr1" draw:text-style-name="P1" draw:layer="layout" svg:width="4cm" svg:height="1.5cm" svg:x="22.5cm" svg:y="7.1cm">
          <text:p text:style-name="P1"><text:span text:style-name="T1">ネットワーク</text:span><text:span text:style-name="T1">Ω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1T21:36:33.81</meta:creation-date>
    <dc:date>2010-11-21T22:11:03.53</dc:date>
    <meta:editing-duration>PT00H19M17S</meta:editing-duration>
    <meta:editing-cycles>4</meta:editing-cycles>
    <meta:generator>OpenOffice.org/3.2$Win32 OpenOffice.org_project/320m18$Build-9502</meta:generator>
    <meta:document-statistic meta:object-count="21"/>
  </office:meta>
</office:document-meta>
</file>